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fo:text-align="center" style:justify-single-word="false" fo:orphans="2" fo:widows="2" fo:text-indent="0in" style:auto-text-indent="false"/>
      <style:text-properties fo:font-weight="bold" officeooo:paragraph-rsid="001231f4" style:font-weight-asian="bold" style:font-weight-complex="bold"/>
    </style:style>
    <style:style style:name="P2" style:family="paragraph" style:parent-style-name="Standard">
      <style:paragraph-properties fo:margin-left="0in" fo:margin-right="0in" fo:text-align="justify" style:justify-single-word="false" fo:orphans="2" fo:widows="2" fo:text-indent="0in" style:auto-text-indent="false"/>
      <style:text-properties officeooo:paragraph-rsid="001231f4"/>
    </style:style>
    <style:style style:name="P3" style:family="paragraph" style:parent-style-name="Standard">
      <style:paragraph-properties fo:margin-left="0in" fo:margin-right="0in" fo:text-align="justify" style:justify-single-word="false" fo:orphans="2" fo:widows="2" fo:text-indent="0in" style:auto-text-indent="false"/>
      <style:text-properties officeooo:paragraph-rsid="001382e9"/>
    </style:style>
    <style:style style:name="P4" style:family="paragraph" style:parent-style-name="Standard">
      <style:paragraph-properties fo:margin-left="0in" fo:margin-right="0in" fo:text-align="justify" style:justify-single-word="false" fo:orphans="2" fo:widows="2" fo:text-indent="0in" style:auto-text-indent="false"/>
      <style:text-properties officeooo:rsid="001231f4" officeooo:paragraph-rsid="001231f4"/>
    </style:style>
    <style:style style:name="P5" style:family="paragraph" style:parent-style-name="Standard">
      <style:paragraph-properties fo:margin-left="0in" fo:margin-right="0in" fo:text-align="justify" style:justify-single-word="false" fo:orphans="2" fo:widows="2" fo:text-indent="0in" style:auto-text-indent="false"/>
      <style:text-properties fo:font-weight="bold" officeooo:rsid="001231f4" officeooo:paragraph-rsid="001231f4" style:font-weight-asian="bold" style:font-weight-complex="bold"/>
    </style:style>
    <style:style style:name="P6" style:family="paragraph" style:parent-style-name="Standard">
      <style:paragraph-properties fo:margin-left="0in" fo:margin-right="0in" fo:text-align="justify" style:justify-single-word="false" fo:orphans="2" fo:widows="2" fo:text-indent="0in" style:auto-text-indent="false"/>
      <style:text-properties fo:font-weight="bold" officeooo:rsid="001382e9" officeooo:paragraph-rsid="001382e9" style:font-weight-asian="bold" style:font-weight-complex="bold"/>
    </style:style>
    <style:style style:name="P7" style:family="paragraph" style:parent-style-name="Standard">
      <style:paragraph-properties fo:margin-left="0in" fo:margin-right="0in" fo:text-align="justify" style:justify-single-word="false" fo:orphans="2" fo:widows="2" fo:text-indent="0in" style:auto-text-indent="false"/>
      <style:text-properties fo:font-weight="bold" officeooo:rsid="00146677" officeooo:paragraph-rsid="00146677" style:font-weight-asian="bold" style:font-weight-complex="bold"/>
    </style:style>
    <style:style style:name="P8" style:family="paragraph" style:parent-style-name="Standard">
      <style:paragraph-properties fo:margin-left="0in" fo:margin-right="0in" fo:text-align="justify" style:justify-single-word="false" fo:orphans="2" fo:widows="2" fo:text-indent="0in" style:auto-text-indent="false"/>
      <style:text-properties officeooo:rsid="00146677" officeooo:paragraph-rsid="00146677"/>
    </style:style>
    <style:style style:name="T1" style:family="text">
      <style:text-properties fo:font-variant="normal" fo:text-transform="none" style:font-name="apple-system" fo:font-size="15pt" fo:letter-spacing="normal" fo:font-style="normal" fo:font-weight="normal" fo:background-color="#ffffff" loext:char-shading-value="0" loext:padding="0in" loext:border="none"/>
    </style:style>
    <style:style style:name="T2" style:family="text">
      <style:text-properties fo:font-variant="normal" fo:text-transform="none" style:font-name="apple-system" fo:font-size="15pt" fo:letter-spacing="normal" fo:font-style="normal" fo:font-weight="normal" officeooo:rsid="001231f4" fo:background-color="#ffffff" loext:char-shading-value="0" loext:padding="0in" loext:border="none"/>
    </style:style>
    <style:style style:name="T3" style:family="text">
      <style:text-properties fo:font-variant="normal" fo:text-transform="none" style:font-name="apple-system" fo:font-size="15pt" fo:letter-spacing="normal" fo:font-style="normal" fo:font-weight="normal" officeooo:rsid="001382e9" fo:background-color="#ffffff" loext:char-shading-value="0" loext:padding="0in" loext:border="none"/>
    </style:style>
    <style:style style:name="T4" style:family="text">
      <style:text-properties fo:font-variant="normal" fo:text-transform="none" style:font-name="apple-system" fo:font-size="15pt" fo:letter-spacing="normal" fo:font-style="normal" fo:font-weight="normal" officeooo:rsid="0013830d" fo:background-color="#ffffff" loext:char-shading-value="0" loext:padding="0in" loext:border="none"/>
    </style:style>
    <style:style style:name="T5" style:family="text">
      <style:text-properties fo:font-variant="normal" fo:text-transform="none" style:font-name="apple-system" fo:font-size="15pt" fo:letter-spacing="normal" fo:font-style="normal" fo:font-weight="normal" officeooo:rsid="00146677" fo:background-color="#ffffff" loext:char-shading-value="0" loext:padding="0in" loext:border="none"/>
    </style:style>
    <style:style style:name="T6" style:family="text">
      <style:text-properties fo:font-variant="normal" fo:text-transform="none" style:font-name="apple-system" fo:font-size="15pt" fo:letter-spacing="normal" fo:font-style="normal" fo:font-weight="bold" fo:background-color="#ffffff" loext:char-shading-value="0" style:font-weight-asian="bold" style:font-weight-complex="bold" loext:padding="0in" loext:border="none"/>
    </style:style>
    <style:style style:name="T7" style:family="text">
      <style:text-properties fo:font-variant="normal" fo:text-transform="none" style:font-name="apple-system" fo:font-size="15pt" fo:letter-spacing="normal" fo:font-style="normal" fo:font-weight="bold" fo:background-color="#ffff00" loext:char-shading-value="0" style:font-weight-asian="bold" style:font-weight-complex="bold" loext:padding="0in" loext:border="none"/>
    </style:style>
    <style:style style:name="T8" style:family="text">
      <style:text-properties fo:font-variant="normal" fo:text-transform="none" style:font-name="apple-system" fo:font-size="15pt" fo:letter-spacing="normal" fo:font-style="normal" fo:font-weight="bold" fo:background-color="#ffff00" loext:char-shading-value="0" style:font-weight-asian="bold" style:font-weight-complex="bold" loext:padding="0in" loext:border="none"/>
    </style:style>
    <style:style style:name="T9" style:family="text">
      <style:text-properties fo:font-variant="normal" fo:text-transform="none" style:font-name="apple-system" fo:font-size="15pt" fo:letter-spacing="normal" fo:font-style="normal" fo:background-color="#ffffff" loext:char-shading-value="0" loext:padding="0in" loext:border="none"/>
    </style:style>
    <style:style style:name="T10" style:family="text">
      <style:text-properties fo:font-variant="normal" fo:text-transform="none" fo:letter-spacing="normal" fo:background-color="#ffffff" loext:char-shading-value="0" loext:padding="0in" loext:border="none"/>
    </style:style>
    <style:style style:name="T11" style:family="text">
      <style:text-properties fo:font-variant="normal" fo:text-transform="none" fo:color="#000000" style:font-name="apple-system" fo:font-size="15pt" fo:letter-spacing="normal" fo:font-style="normal" fo:font-weight="normal" fo:background-color="#ffffff" loext:char-shading-value="0" loext:padding="0in" loext:border="none"/>
    </style:style>
    <style:style style:name="T12" style:family="text">
      <style:text-properties fo:font-variant="normal" fo:text-transform="none" fo:color="#000000" style:font-name="apple-system" fo:font-size="15pt" fo:letter-spacing="normal" fo:font-style="normal" fo:font-weight="normal" officeooo:rsid="0013830d" fo:background-color="#ffffff" loext:char-shading-value="0" loext:padding="0in" loext:border="none"/>
    </style:style>
    <style:style style:name="T13" style:family="text">
      <style:text-properties fo:font-variant="normal" fo:text-transform="none" fo:color="#000000" style:font-name="apple-system" fo:font-size="15pt" fo:letter-spacing="normal" fo:font-style="normal" fo:font-weight="bold" fo:background-color="#ffffff" loext:char-shading-value="0" style:font-weight-asian="bold" style:font-weight-complex="bold" loext:padding="0in" loext:border="none"/>
    </style:style>
    <style:style style:name="T14" style:family="text">
      <style:text-properties fo:font-variant="normal" fo:text-transform="none" fo:color="#000000" style:font-name="apple-system" fo:font-size="15pt" fo:letter-spacing="normal" fo:font-style="normal" fo:font-weight="bold" fo:background-color="#ffff00" loext:char-shading-value="0" style:font-weight-asian="bold" style:font-weight-complex="bold" loext:padding="0in" loext:border="none"/>
    </style:style>
    <style:style style:name="T15" style:family="text">
      <style:text-properties fo:font-variant="normal" fo:text-transform="none" fo:color="#000000" style:font-name="apple-system" fo:font-size="15pt" fo:letter-spacing="normal" fo:font-style="normal" fo:font-weight="bold" fo:background-color="#ffff00" loext:char-shading-value="0" style:font-weight-asian="bold" style:font-weight-complex="bold" loext:padding="0in" loext:border="none"/>
    </style:style>
    <style:style style:name="T16" style:family="text">
      <style:text-properties fo:font-variant="normal" fo:text-transform="none" fo:color="#c9211e" style:font-name="apple-system" fo:font-size="15pt" fo:letter-spacing="normal" fo:font-style="normal" fo:font-weight="bold" fo:background-color="#ffffff" loext:char-shading-value="0" style:font-weight-asian="bold" style:font-weight-complex="bold" loext:padding="0in" loext:border="none"/>
    </style:style>
    <style:style style:name="T17" style:family="text">
      <style:text-properties officeooo:rsid="0014667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ember1014"/><text:span text:style-name="T10"> </text:span></text:p>
      <text:h text:style-name="P1" text:outline-level="1"><text:span text:style-name="T9">Learning Redux Toolkit</text:span></text:h>
      <text:p text:style-name="P5"><text:span text:style-name="T9">Introduction</text:span></text:p>
      <text:p text:style-name="P4"><text:span text:style-name="T1"/></text:p>
      <text:p text:style-name="P2"><text:span text:style-name="T1">If you've used React, </text:span><text:bookmark text:name="ember1015"/><text:span text:style-name="T1">to build a web application, </text:span><text:bookmark text:name="ember1016"/><text:span text:style-name="T11">chances are you've had significant challenges, </text:span><text:bookmark text:name="ember1017"/><text:span text:style-name="T1">with state management. </text:span><text:bookmark text:name="ember1018"/><text:span text:style-name="T1">For too long we relied on typical Redux, </text:span><text:bookmark text:name="ember1019"/><text:span text:style-name="T1">for state management but because of its complexity, </text:span><text:bookmark text:name="ember1020"/><text:span text:style-name="T1">and the excessive amount of code it takes to get it working, </text:span><text:bookmark text:name="ember1021"/><text:span text:style-name="T1">we eventually turned to other solutions, </text:span><text:bookmark text:name="ember1022"/><text:span text:style-name="T1">like the </text:span><text:span text:style-name="T6">React Context API</text:span><text:span text:style-name="T1">. </text:span><text:bookmark text:name="ember1023"/><text:span text:style-name="T1">What have I told you? </text:span><text:bookmark text:name="ember1024"/><text:span text:style-name="T1">That a new tool named </text:span><text:span text:style-name="T6">Redux Toolkit</text:span><text:span text:style-name="T1">, </text:span><text:bookmark text:name="ember1025"/><text:span text:style-name="T1">exist to make the Redux state management process, </text:span><text:bookmark text:name="ember1026"/><text:span text:style-name="T1">as simple as possible. </text:span><text:bookmark text:name="ember1027"/><text:span text:style-name="T1">It's easy to set up and use, </text:span><text:bookmark text:name="ember1028"/><text:span text:style-name="T1">while remaining as efficient as the popular Redux library. </text:span><text:bookmark text:name="ember1029"/><text:span text:style-name="T1">In this course, you learn about creating Redux stores, </text:span><text:bookmark text:name="ember1030"/><text:span text:style-name="T1">reducers, actions, slices, </text:span><text:bookmark text:name="ember1031"/><text:span text:style-name="T1">and making API requests by building a shopping app.</text:span></text:p>
      <text:p text:style-name="P2"><text:span text:style-name="T1"/></text:p>
      <text:p text:style-name="P2"><text:span text:style-name="T2">W</text:span><text:span text:style-name="T1">e will build a shopping app </text:span><text:bookmark text:name="ember1097"/><text:span text:style-name="T1">and we'll use it to learn Redux Tool Kits. </text:span><text:bookmark text:name="ember1098"/><text:span text:style-name="T1">We'll look at </text:span><text:span text:style-name="T6">how to use Redux Tool Kit to share data </text:span><text:bookmark text:name="ember1099"/><text:span text:style-name="T6">between our home and cart components.</text:span><text:span text:style-name="T1"> </text:span><text:bookmark text:name="ember1100"/><text:span text:style-name="T1">The actions on the homepage, </text:span><text:bookmark text:name="ember1101"/><text:span text:style-name="T1">like remove from carts, </text:span><text:bookmark text:name="ember1102"/><text:span text:style-name="T1">are the same actions we have on the cart page. </text:span><text:bookmark text:name="ember1103"/><text:span text:style-name="T1">So whenever we click the remove item button, </text:span><text:bookmark text:name="ember1104"/><text:span text:style-name="T1">the item gets removed from the carts. </text:span><text:bookmark text:name="ember1105"/><text:span text:style-name="T1">We return to our homepage, </text:span><text:bookmark text:name="ember1106"/><text:span text:style-name="T1">click the remove from cart button, </text:span><text:bookmark text:name="ember1107"/><text:span text:style-name="T1">and the same thing happens. </text:span><text:bookmark text:name="ember1108"/><text:span text:style-name="T6">As you can see, we're able to share data </text:span><text:bookmark text:name="ember1109"/><text:span text:style-name="T6">between our home nav bar </text:span><text:bookmark text:name="ember1110"/><text:span text:style-name="T6">and carts components, </text:span><text:bookmark text:name="ember1111"/><text:span text:style-name="T6">without the need for props. </text:span><text:bookmark text:name="ember1112"/><text:span text:style-name="T1">And this is why I like to use Redux Tool Kit </text:span><text:bookmark text:name="ember1113"/><text:span text:style-name="T1">for state managements in my React applications.</text:span></text:p>
      <text:p text:style-name="P2"><text:span text:style-name="T1"/></text:p>
      <text:p text:style-name="P2"><text:bookmark text:name="ember1189"/><text:span text:style-name="T11">Redux Toolkit is the official </text:span><text:bookmark text:name="ember1190"/><text:span text:style-name="T1">and opinionated to set for efficient Redux development. </text:span><text:bookmark text:name="ember1191"/><text:span text:style-name="T1">It comes out of the box with everything you need </text:span><text:bookmark text:name="ember1192"/><text:span text:style-name="T1">for state management in React apps. </text:span><text:bookmark text:name="ember1193"/><text:span text:style-name="T1">What's Redux? </text:span><text:bookmark text:name="ember1194"/><text:span text:style-name="T6">Redux is an open source JavaScript library </text:span><text:bookmark text:name="ember1195"/><text:span text:style-name="T6">for managing and centralizing your application state.</text:span><text:span text:style-name="T1"> </text:span><text:bookmark text:name="ember1196"/><text:span text:style-name="T1">You'll often see React developers use Redux </text:span><text:bookmark text:name="ember1197"/><text:span text:style-name="T1">as their </text:span><text:span text:style-name="T6">go-to state management tool</text:span><text:span text:style-name="T1">. </text:span><text:bookmark text:name="ember1198"/><text:span text:style-name="T6">Redux Toolkit, is intended to be the standard way </text:span><text:bookmark text:name="ember1199"/><text:span text:style-name="T6">to write Redux logic.</text:span><text:span text:style-name="T1"> </text:span><text:bookmark text:name="ember1200"/><text:span text:style-name="T1">Three common concerns about Redux, </text:span><text:bookmark text:name="ember1201"/><text:span text:style-name="T1">that Redux Toolkit was created to help address </text:span><text:bookmark text:name="ember1202"/><text:span text:style-name="T1">are the complications </text:span><text:soft-page-break/><text:span text:style-name="T1">involved </text:span><text:bookmark text:name="ember1203"/><text:span text:style-name="T1">in configuring a Redux Store. </text:span><text:bookmark text:name="ember1204"/><text:span text:style-name="T1">The needs to add a lot of packages </text:span><text:bookmark text:name="ember1205"/><text:span text:style-name="T1">to get Redux to do anything useful. </text:span><text:bookmark text:name="ember1206"/><text:span text:style-name="T1">Redux requires too much boilerplate code. </text:span><text:bookmark text:name="ember1207"/><text:span text:style-name="T1">For a long time, we used just Redux for state management. </text:span><text:bookmark text:name="ember1208"/><text:span text:style-name="T1">Even with all of these issues and complications. </text:span><text:bookmark text:name="ember1209"/><text:span text:style-name="T1">This is because Redux is still great tool </text:span><text:bookmark text:name="ember1210"/><text:span text:style-name="T1">even though the core library is bare, it's extensible. </text:span><text:bookmark text:name="ember1211"/><text:span text:style-name="T1">And when used together with some other tools, </text:span><text:bookmark text:name="ember1212"/><text:span text:style-name="T1">it does great job. </text:span><text:bookmark text:name="ember1213"/><text:span text:style-name="T1">The Redux Core Library is deliberately flexible, </text:span><text:bookmark text:name="ember1214"/><text:span text:style-name="T1">but many times this flexibility does more harm than good </text:span><text:bookmark text:name="ember1215"/><text:span text:style-name="T1">as it introduces necessary complications to a code base </text:span><text:bookmark text:name="ember1216"/><text:span text:style-name="T1">and takes up too much development time. </text:span><text:bookmark text:name="ember1217"/><text:span text:style-name="T1">This is where Redux Toolkit it comes in. </text:span><text:bookmark text:name="ember1218"/><text:span text:style-name="T6">With Redux Toolkit, we have out of the box </text:span><text:bookmark text:name="ember1219"/><text:span text:style-name="T6">all of the functionality that Redux would have, </text:span><text:bookmark text:name="ember1220"/><text:span text:style-name="T6">only when combined with additional libraries. </text:span><text:bookmark text:name="ember1221"/><text:span text:style-name="T1">If you want the simplest possible way </text:span><text:bookmark text:name="ember1222"/><text:span text:style-name="T1">to handle state management in your React apps </text:span><text:bookmark text:name="ember1223"/><text:span text:style-name="T1">with some good default behavior out of the box. </text:span><text:bookmark text:name="ember1224"/><text:span text:style-name="T1">Or maybe you're writing some similar codes </text:span><text:bookmark text:name="ember1225"/><text:span text:style-name="T1">in a large application and would like to code down, </text:span><text:bookmark text:name="ember1226"/><text:span text:style-name="T1">on how much of that code you have to write by hand </text:span><text:bookmark text:name="ember1227"/><text:span text:style-name="T1">then Redux Toolkit is for you. </text:span><text:bookmark text:name="ember1228"/><text:span text:style-name="T6">Redux Toolkit makes it easier </text:span><text:bookmark text:name="ember1229"/><text:span text:style-name="T6">to write good Redux application </text:span><text:bookmark text:name="ember1230"/><text:span text:style-name="T6">and speeds up development by baking in </text:span><text:bookmark text:name="ember1231"/><text:span text:style-name="T6">the Redux recommended best practices</text:span><text:span text:style-name="T1">, </text:span><text:bookmark text:name="ember1232"/><text:span text:style-name="T1">providing good default behaviors, </text:span><text:bookmark text:name="ember1233"/><text:span text:style-name="T1">catching mistakes and allowing you to write simpler codes. </text:span><text:bookmark text:name="ember1234"/><text:span text:style-name="T1">Regardless of your skill level or experience </text:span><text:bookmark text:name="ember1235"/><text:span text:style-name="T1">you'll find Redux Toolkit a beneficial tool </text:span><text:bookmark text:name="ember1236"/><text:span text:style-name="T1">for your React application.</text:span></text:p>
      <text:p text:style-name="P2"><text:span text:style-name="T1"/></text:p>
      <text:p text:style-name="P6"><text:span text:style-name="T9">Understanding Redux</text:span></text:p>
      <text:p text:style-name="P2"><text:span text:style-name="T1"/></text:p>
      <text:p text:style-name="P3"><text:bookmark text:name="ember1298"/><text:span text:style-name="T3">Fo</text:span><text:span text:style-name="T1">r Redux to work, </text:span><text:bookmark text:name="ember1299"/><text:span text:style-name="T11">it requires three main building parts, </text:span><text:bookmark text:name="ember1300"/><text:span text:style-name="T6">actions, reducers, and the store</text:span><text:span text:style-name="T1">. </text:span><text:bookmark text:name="ember1301"/><text:span text:style-name="T1">Let's start by understanding </text:span><text:span text:style-name="T8">actions</text:span><text:span text:style-name="T1">. </text:span><text:bookmark text:name="ember1302"/><text:span text:style-name="T1">In Redux, </text:span><text:span text:style-name="T6">actions are objects that are used </text:span><text:bookmark text:name="ember1303"/><text:span text:style-name="T6">to send data to the Redux store.</text:span><text:span text:style-name="T1"> </text:span><text:bookmark text:name="ember1304"/><text:span text:style-name="T1">They usually </text:span><text:span text:style-name="T6">have two properties, </text:span><text:bookmark text:name="ember1305"/><text:span text:style-name="T16">a payload property</text:span><text:span text:style-name="T6"> that contains the data we want to put </text:span><text:bookmark text:name="ember1306"/><text:span text:style-name="T6">in our Redux store, </text:span><text:bookmark text:name="ember1307"/><text:span text:style-name="T6">and </text:span><text:span text:style-name="T16">the type property</text:span><text:span text:style-name="T6"> that describes the action.</text:span><text:span text:style-name="T1"> </text:span><text:bookmark text:name="ember1308"/><text:span text:style-name="T1">The value of the payload property can be of any data type, </text:span><text:bookmark text:name="ember1309"/><text:span text:style-name="T1">while the type property is usually a string. </text:span><text:bookmark text:name="ember1312"/><text:span text:style-name="T15">Reducers</text:span><text:span text:style-name="T11"> use actions to know what </text:span><text:bookmark text:name="ember1313"/><text:span text:style-name="T1">to do with our Redux store. </text:span><text:bookmark text:name="ember1314"/><text:span text:style-name="T1">E</text:span><text:span text:style-name="T3">ach</text:span><text:span text:style-name="T1"> </text:span><text:span text:style-name="T6">action tells the reducer to add, remove, </text:span><text:bookmark text:name="ember1315"/><text:span text:style-name="T6">or update existing data in our store</text:span><text:span text:style-name="T1">. </text:span><text:bookmark text:name="ember1316"/><text:span text:style-name="T1">The </text:span><text:span text:style-name="T6">reducer takes the </text:span><text:soft-page-break/><text:span text:style-name="T6">actions payload and does just that.</text:span><text:span text:style-name="T1"> </text:span><text:bookmark text:name="ember1317"/><text:span text:style-name="T1">Here's what a simple reducer looks like. </text:span><text:bookmark text:name="ember1318"/><text:span text:style-name="T6">Reducers are pure functions, </text:span><text:bookmark text:name="ember1319"/><text:span text:style-name="T6">that have the current application states </text:span><text:bookmark text:name="ember1320"/><text:span text:style-name="T6">and intended action as their first two parameters. </text:span><text:bookmark text:name="ember1321"/><text:span text:style-name="T1">In typical Redux, creating actions </text:span><text:bookmark text:name="ember1322"/><text:span text:style-name="T1">and reducers are a bit more complex than our examples so far </text:span><text:bookmark text:name="ember1323"/><text:span text:style-name="T1">but you don't have to worry about that. </text:span><text:bookmark text:name="ember1324"/><text:span text:style-name="T1">Redux Toolkit has a simple way of helping us write, </text:span><text:bookmark text:name="ember1325"/><text:span text:style-name="T1">if we choose this, and generates actions.</text:span></text:p>
      <text:p text:style-name="P3"><text:span text:style-name="T1"/></text:p>
      <text:p text:style-name="P3"><text:bookmark text:name="ember1399"/><text:span text:style-name="T1">Without the Redux store, </text:span><text:bookmark text:name="ember1400"/><text:span text:style-name="T11">our actions and reducers cannot fully function. </text:span><text:bookmark text:name="ember1401"/><text:span text:style-name="T12">I</text:span><text:span text:style-name="T1">n any Redux app, there </text:span><text:span text:style-name="T6">can only be one store</text:span><text:span text:style-name="T1">. </text:span><text:bookmark text:name="ember1402"/><text:span text:style-name="T1">Since the store is so important, what does it do? </text:span><text:bookmark text:name="ember1403"/><text:span text:style-name="T1">For starters, this </text:span><text:span text:style-name="T6">store is where we keep </text:span><text:bookmark text:name="ember1404"/><text:span text:style-name="T6">the application state</text:span><text:span text:style-name="T1">. </text:span><text:bookmark text:name="ember1405"/><text:span text:style-name="T1">So if we want to use Redux for state management, </text:span><text:bookmark text:name="ember1406"/><text:span text:style-name="T6">we will need to create a Redux store. </text:span><text:bookmark text:name="ember1407"/><text:span text:style-name="T1">This store doesn't just hold </text:span><text:bookmark text:name="ember1408"/><text:span text:style-name="T1">the current application state inside of it, </text:span><text:bookmark text:name="ember1409"/><text:span text:style-name="T1">i</text:span><text:span text:style-name="T6">t also allows us access to the state.</text:span><text:span text:style-name="T1"> </text:span><text:bookmark text:name="ember1410"/><text:span text:style-name="T1">That means, we can use a </text:span><text:span text:style-name="T6">getState() </text:span><text:span text:style-name="T1">method from the store </text:span><text:bookmark text:name="ember1411"/><text:span text:style-name="T1">to get our application state. </text:span><text:bookmark text:name="ember1412"/><text:span text:style-name="T1">We can also </text:span><text:span text:style-name="T6">update our application state</text:span><text:span text:style-name="T1"> </text:span><text:bookmark text:name="ember1413"/><text:span text:style-name="T1">with a </text:span><text:span text:style-name="T6">store.update() </text:span><text:span text:style-name="T1">method. </text:span><text:bookmark text:name="ember1414"/><text:span text:style-name="T1">And along with that, the store handles the registration </text:span><text:bookmark text:name="ember1415"/><text:span text:style-name="T1">and all registration of least not callbacks. </text:span><text:bookmark text:name="ember1416"/><text:span text:style-name="T1">The store is able to function </text:span><text:bookmark text:name="ember1417"/><text:span text:style-name="T1">with the help of the actions and reducers. </text:span><text:bookmark text:name="ember1418"/><text:span text:style-name="T6">The actions tell the reducers </text:span><text:bookmark text:name="ember1419"/><text:span text:style-name="T6">how to interact with the store, </text:span><text:bookmark text:name="ember1420"/><text:span text:style-name="T13">and the store allows the reducers </text:span><text:bookmark text:name="ember1421"/><text:span text:style-name="T6">to access and modify the application state.</text:span><text:span text:style-name="T1"> </text:span><text:bookmark text:name="ember1422"/><text:span text:style-name="T1">To create a store, we'll have to </text:span><text:span text:style-name="T6">import </text:span><text:bookmark text:name="ember1423"/><text:span text:style-name="T6">the configureStore method from Redux tool kit. </text:span><text:bookmark text:name="ember1424"/><text:span text:style-name="T6">Then, we create a variable named store. </text:span><text:bookmark text:name="ember1425"/><text:span text:style-name="T1">This can be named anything but we'll go with store </text:span><text:bookmark text:name="ember1426"/><text:span text:style-name="T1">because that's easy to understand. </text:span><text:bookmark text:name="ember1427"/><text:span text:style-name="T1">As our store's value, </text:span><text:bookmark text:name="ember1428"/><text:span text:style-name="T1">we'll call the </text:span><text:span text:style-name="T6">configureStore method </text:span><text:bookmark text:name="ember1429"/><text:span text:style-name="T1">and as </text:span><text:span text:style-name="T6">an argument to the configureStore method, </text:span><text:bookmark text:name="ember1430"/><text:span text:style-name="T6">we'll have an object with our reducer property and a value.</text:span><text:span text:style-name="T1"> </text:span><text:bookmark text:name="ember1431"/><text:span text:style-name="T1">That's about it for creating a Redux store </text:span><text:bookmark text:name="ember1432"/><text:span text:style-name="T1">with the Redux tool Kit. </text:span><text:bookmark text:name="ember1433"/><text:span text:style-name="T6">To access our application state from the store, </text:span><text:bookmark text:name="ember1434"/><text:span text:style-name="T6">we can use the </text:span><text:span text:style-name="T16">store.getState()</text:span><text:span text:style-name="T6"> method </text:span><text:bookmark text:name="ember1435"/><text:span text:style-name="T6">and to update our state, </text:span><text:bookmark text:name="ember1436"/><text:span text:style-name="T6">we have the </text:span><text:span text:style-name="T16">store.dispatch</text:span><text:span text:style-name="T6"> method. </text:span><text:bookmark text:name="ember1437"/><text:span text:style-name="T1">When we start building our application, </text:span><text:bookmark text:name="ember1438"/><text:span text:style-name="T1">we will see more of the store in action.</text:span></text:p>
      <text:p text:style-name="P3"><text:span text:style-name="T1"/></text:p>
      <text:p text:style-name="P3"><text:bookmark text:name="ember1494"/><text:span text:style-name="T1">A Red</text:span><text:span text:style-name="T4">u</text:span><text:span text:style-name="T1">x app can have as many slices </text:span><text:bookmark text:name="ember1495"/><text:span text:style-name="T1">as it's needed to represent each part of the application. </text:span><text:bookmark text:name="ember1496"/><text:span text:style-name="T11">So you can think of is slice </text:span><text:bookmark text:name="ember1497"/><text:span text:style-name="T1">the way </text:span><text:soft-page-break/><text:span text:style-name="T1">you think of parts of a pizza or a loaf of bread. </text:span><text:bookmark text:name="ember1498"/><text:span text:style-name="T1">To create a slice, you need to import </text:span><text:bookmark text:name="ember1499"/><text:span text:style-name="T1">the </text:span><text:span text:style-name="T6">create slice </text:span><text:span text:style-name="T1">method from red</text:span><text:span text:style-name="T4">u</text:span><text:span text:style-name="T1">x tool kit. </text:span><text:bookmark text:name="ember1500"/><text:span text:style-name="T1">Next, you create </text:span><text:span text:style-name="T6">a variable for your slice</text:span><text:span text:style-name="T1"> </text:span><text:bookmark text:name="ember1501"/><text:span text:style-name="T1">and then assets value called the </text:span><text:span text:style-name="T6">create slice method</text:span><text:span text:style-name="T1">. </text:span><text:bookmark text:name="ember1502"/><text:span text:style-name="T1">The create slice method expects a single object </text:span><text:bookmark text:name="ember1503"/><text:span text:style-name="T1">as its arguments, which is used to configure the slice. </text:span><text:bookmark text:name="ember1504"/><text:span text:style-name="T1">For the object properties, we need to provide values </text:span><text:bookmark text:name="ember1505"/><text:span text:style-name="T1">for name, initial states, and reducers. </text:span><text:bookmark text:name="ember1506"/><text:span text:style-name="T1">There's also an optional property named extra reducers. </text:span><text:bookmark text:name="ember1507"/><text:span text:style-name="T1">The name property tells red</text:span><text:span text:style-name="T4">u</text:span><text:span text:style-name="T1">x </text:span><text:bookmark text:name="ember1508"/><text:span text:style-name="T1">the name of the slice of our app state. </text:span><text:bookmark text:name="ember1509"/><text:span text:style-name="T1">The initial property provides a store </text:span><text:bookmark text:name="ember1510"/><text:span text:style-name="T1">with the initial state value of the slice of state. </text:span><text:bookmark text:name="ember1511"/><text:span text:style-name="T1">This value can be of any type, including strings, </text:span><text:bookmark text:name="ember1512"/><text:span text:style-name="T1">arrays, objects and boolean. </text:span><text:bookmark text:name="ember1513"/><text:span text:style-name="T1">The reducers property is where we write the different </text:span><text:bookmark text:name="ember1514"/><text:span text:style-name="T1">reducers for specific actions that we want performed </text:span><text:bookmark text:name="ember1515"/><text:span text:style-name="T1">on this slice of our application state. </text:span><text:bookmark text:name="ember1516"/><text:span text:style-name="T1">This property expects an object </text:span><text:bookmark text:name="ember1517"/><text:span text:style-name="T1">with one or multiple key value pairs </text:span><text:bookmark text:name="ember1518"/><text:span text:style-name="T1">representing the name of our reducer functions </text:span><text:bookmark text:name="ember1519"/><text:span text:style-name="T1">and the functions themselves. </text:span><text:bookmark text:name="ember1520"/><text:span text:style-name="T1">As we progress, you see by example, </text:span><text:bookmark text:name="ember1521"/><text:span text:style-name="T1">how to create slices, write reducers, and generate actions.</text:span></text:p>
      <text:p text:style-name="P3"><text:span text:style-name="T1"/></text:p>
      <text:p text:style-name="P7"><text:span text:style-name="T9">Setting up the App</text:span></text:p>
      <text:p text:style-name="P8"><text:span text:style-name="T1"/></text:p>
      <text:p text:style-name="P8"><text:bookmark text:name="ember1658"/><text:span text:style-name="T1">This project was set up using create react app. </text:span><text:bookmark text:name="ember1659"/><text:span text:style-name="T1">And when you navigates to the public directory, </text:span><text:bookmark text:name="ember1660"/><text:span text:style-name="T1">you can see the index.html file right here. </text:span><text:bookmark text:name="ember1661"/><text:span text:style-name="T1">Inside the index.html file, </text:span><text:bookmark text:name="ember1662"/><text:span text:style-name="T1">we have a link to our Bootstrap CDN </text:span><text:bookmark text:name="ember1663"/><text:span text:style-name="T1">because we are using Bootstrap </text:span><text:bookmark text:name="ember1664"/><text:span text:style-name="T1">for styling our app, </text:span><text:bookmark text:name="ember1665"/><text:span text:style-name="T1">so that we can only focus </text:span><text:bookmark text:name="ember1666"/><text:span text:style-name="T1">on what's essential in Redux toolkit. </text:span><text:bookmark text:name="ember1667"/><text:span text:style-name="T1">When you open up the src directory, </text:span><text:bookmark text:name="ember1668"/><text:span text:style-name="T1">you see the components folder, a data folder, </text:span><text:bookmark text:name="ember1669"/><text:span text:style-name="T1">and the styles folder. </text:span><text:bookmark text:name="ember1670"/><text:span text:style-name="T1">The data folder is where we have our application data </text:span><text:bookmark text:name="ember1671"/><text:span text:style-name="T1">and where we'll put our Redux store. </text:span><text:bookmark text:name="ember1672"/><text:span text:style-name="T1">We also have the productList.json file </text:span><text:bookmark text:name="ember1673"/><text:span text:style-name="T1">which currently contains </text:span><text:bookmark text:name="ember1674"/><text:span text:style-name="T1">our product's array of objects, </text:span><text:bookmark text:name="ember1675"/><text:span text:style-name="T1">and each object represents a product item. </text:span><text:bookmark text:name="ember1676"/><text:span text:style-name="T1">For example, we have the first product </text:span><text:bookmark text:name="ember1677"/><text:span text:style-name="T1">on line three with an id of 1, </text:span><text:bookmark text:name="ember1678"/><text:span text:style-name="T1">name as Springs Robot, </text:span><text:bookmark text:name="ember1679"/><text:span text:style-name="T1">it's detail, price, and imageUrl. </text:span><text:bookmark text:name="ember1680"/><text:span text:style-name="T1">Let's go back to the src directory </text:span><text:bookmark text:name="ember1681"/><text:span text:style-name="T1">and open the components folder. </text:span><text:bookmark text:name="ember1682"/><text:span text:style-name="T1">Here we have the Cart.jsx file </text:span><text:bookmark text:name="ember1683"/><text:span text:style-name="T1">which is the cart component. </text:span><text:bookmark text:name="ember1684"/><text:span text:style-name="T1">And on line one, </text:span><text:bookmark text:name="ember1685"/><text:span text:style-name="T1">we started by importing productList </text:span><text:bookmark text:name="ember1686"/><text:span text:style-name="T1">from the data directory. </text:span><text:bookmark text:name="ember1687"/><text:span text:style-name="T1">We've also imported the cart.scss file </text:span><text:bookmark text:name="ember1688"/><text:span text:style-name="T1">from our styles directory </text:span><text:bookmark text:name="ember1689"/><text:span text:style-name="T1">which contains style files </text:span><text:soft-page-break/><text:span text:style-name="T1">for our app. </text:span><text:bookmark text:name="ember1690"/><text:span text:style-name="T1">We're creating the cart components on line four </text:span><text:bookmark text:name="ember1691"/><text:span text:style-name="T1">which returns a jsx code. </text:span><text:bookmark text:name="ember1692"/><text:span text:style-name="T1">On line nine, </text:span><text:bookmark text:name="ember1693"/><text:span text:style-name="T1">we're mapping through all the products </text:span><text:bookmark text:name="ember1694"/><text:span text:style-name="T1">in the productList array </text:span><text:bookmark text:name="ember1695"/><text:span text:style-name="T1">and displaying each on our cart page. </text:span><text:bookmark text:name="ember1696"/><text:span text:style-name="T1">Since we'll be getting our cart items </text:span><text:bookmark text:name="ember1697"/><text:span text:style-name="T1">from the Redux store, </text:span><text:bookmark text:name="ember1698"/><text:span text:style-name="T1">we will come back later to modify this </text:span><text:bookmark text:name="ember1699"/><text:span text:style-name="T1">so that inside our productList </text:span><text:bookmark text:name="ember1700"/><text:span text:style-name="T1">we'll use cart products </text:span><text:bookmark text:name="ember1701"/><text:span text:style-name="T1">from the Redux store. </text:span><text:bookmark text:name="ember1702"/><text:span text:style-name="T1">When we scroll down, </text:span><text:bookmark text:name="ember1703"/><text:span text:style-name="T1">you see that we have a div that says </text:span><text:bookmark text:name="ember1704"/><text:span text:style-name="T1">your cart is empty. </text:span><text:bookmark text:name="ember1705"/><text:span text:style-name="T1">We'll only show this </text:span><text:bookmark text:name="ember1706"/><text:span text:style-name="T1">when there's no item in the cart. </text:span><text:bookmark text:name="ember1707"/><text:span text:style-name="T1">We also have the Home.jsx file </text:span><text:bookmark text:name="ember1708"/><text:span text:style-name="T1">which contains our product catalog. </text:span><text:bookmark text:name="ember1709"/><text:span text:style-name="T1">And inside of our product catalog, </text:span><text:bookmark text:name="ember1710"/><text:span text:style-name="T1">we are also importing productList </text:span><text:bookmark text:name="ember1711"/><text:span text:style-name="T1">from the productList.json file. </text:span><text:bookmark text:name="ember1712"/><text:span text:style-name="T1">Like we did in the cart component, </text:span><text:bookmark text:name="ember1713"/><text:span text:style-name="T1">we are mapping through the productList data </text:span><text:bookmark text:name="ember1714"/><text:span text:style-name="T1">and displaying each of our products </text:span><text:bookmark text:name="ember1715"/><text:span text:style-name="T1">on the homepage. </text:span><text:bookmark text:name="ember1716"/><text:span text:style-name="T1">On line 18, </text:span><text:bookmark text:name="ember1717"/><text:span text:style-name="T1">we have a button which we're going to use </text:span><text:bookmark text:name="ember1718"/><text:span text:style-name="T1">to add items to the cart. </text:span><text:bookmark text:name="ember1719"/><text:span text:style-name="T1">We'll add an onclick event listener to a button, </text:span><text:bookmark text:name="ember1720"/><text:span text:style-name="T1">so that when user clicks it, </text:span><text:bookmark text:name="ember1721"/><text:span text:style-name="T1">the particular item that the button belongs to </text:span><text:bookmark text:name="ember1722"/><text:span text:style-name="T1">will be added to the cart. </text:span><text:bookmark text:name="ember1723"/><text:span text:style-name="T1">We'll use Redux toolkit to implement this. </text:span><text:bookmark text:name="ember1724"/><text:span text:style-name="T1">The Navbar.jsx file is where we have </text:span><text:bookmark text:name="ember1725"/><text:span text:style-name="T1">the navbar for our application. </text:span><text:bookmark text:name="ember1726"/><text:span text:style-name="T1">We'll also use Redux toolkit on line 13 </text:span><text:bookmark text:name="ember1727"/><text:span text:style-name="T1">to display the number of items in our cart </text:span><text:bookmark text:name="ember1728"/><text:span text:style-name="T1">instead of the current hard-coded data, </text:span><text:bookmark text:name="ember1729"/><text:span text:style-name="T1">so that whenever we update our cart, </text:span><text:bookmark text:name="ember1730"/><text:span text:style-name="T1">it'll also change </text:span><text:bookmark text:name="ember1731"/><text:span text:style-name="T1">to reflect the new cart data. </text:span><text:bookmark text:name="ember1732"/><text:span text:style-name="T1">Now that we've gone </text:span><text:bookmark text:name="ember1733"/><text:span text:style-name="T1">through the structure of our project, </text:span><text:bookmark text:name="ember1734"/><text:span text:style-name="T1">we can go back to our terminal </text:span><text:bookmark text:name="ember1735"/><text:span text:style-name="T1">and draw the command npm install </text:span><text:bookmark text:name="ember1736"/><text:span text:style-name="T1">to install our packages. </text:span><text:bookmark text:name="ember1737"/><text:span text:style-name="T1">Then npm starts to start up our application. </text:span><text:bookmark text:name="ember1738"/><text:span text:style-name="T1">When we open our app on the browser, </text:span><text:bookmark text:name="ember1739"/><text:span text:style-name="T1">it'll look similar </text:span><text:bookmark text:name="ember1740"/><text:span text:style-name="T1">to the finished project we saw earlier. </text:span><text:bookmark text:name="ember1741"/><text:span text:style-name="T1">Only that its functionalities don't work yet. </text:span><text:bookmark text:name="ember1742"/><text:span text:style-name="T1">There's no store we can add items to. </text:span><text:bookmark text:name="ember1743"/><text:span text:style-name="T1">And when we go to the cart, </text:span><text:bookmark text:name="ember1744"/><text:span text:style-name="T1">you can see that the products here are all </text:span><text:bookmark text:name="ember1745"/><text:span text:style-name="T1">from the productList.json file. </text:span><text:bookmark text:name="ember1746"/><text:span text:style-name="T1">And right here, </text:span><text:bookmark text:name="ember1747"/><text:span text:style-name="T1">we also have this message </text:span><text:bookmark text:name="ember1748"/><text:span text:style-name="T1">that should only appear </text:span><text:bookmark text:name="ember1749"/><text:span text:style-name="T1">when the cart is empty. </text:span><text:bookmark text:name="ember1750"/><text:span text:style-name="T1">On the navbar, </text:span><text:bookmark text:name="ember1751"/><text:span text:style-name="T1">we have the hard-coded data 7 </text:span><text:bookmark text:name="ember1752"/><text:span text:style-name="T1">instead of the number of items in our cart. </text:span><text:bookmark text:name="ember1753"/><text:span text:style-name="T1">Now you should have the base knowledge </text:span><text:bookmark text:name="ember1754"/><text:span text:style-name="T1">to set up your app and follow along.</text:span></text:p>
      <text:p text:style-name="P8"><text:span text:style-name="T1"/></text:p>
      <text:p text:style-name="P8"><text:bookmark text:name="ember1838"/><text:span text:style-name="T13">To set up Redux tool kit</text:span><text:span text:style-name="T11">, </text:span><text:bookmark text:name="ember1839"/><text:span text:style-name="T1">we'll start by going over to our terminal </text:span><text:bookmark text:name="ember1840"/><text:span text:style-name="T1">and inside the application directory, </text:span><text:bookmark text:name="ember1841"/><text:span text:style-name="T1">let's run the command </text:span><text:bookmark text:name="ember1842"/><text:span text:style-name="T1">N PM </text:span><text:bookmark text:name="ember1843"/><text:span text:style-name="T1">install </text:span><text:bookmark text:name="ember1844"/><text:span text:style-name="T1">at </text:span><text:bookmark text:name="ember1845"/><text:span text:style-name="T1">Redux </text:span><text:bookmark text:name="ember1846"/><text:span text:style-name="T1">JS slash tool kit </text:span><text:bookmark text:name="ember1847"/><text:span text:style-name="T1">and we'll specify </text:span><text:soft-page-break/><text:span text:style-name="T1">its version </text:span><text:bookmark text:name="ember1848"/><text:span text:style-name="T1">as 1.6 </text:span><text:bookmark text:name="ember1849"/><text:span text:style-name="T1">0.1. </text:span><text:bookmark text:name="ember1850"/><text:span text:style-name="T1">We also want to install reacts with docs, </text:span><text:bookmark text:name="ember1851"/><text:span text:style-name="T1">which we use to provide the Redux store </text:span><text:bookmark text:name="ember1852"/><text:span text:style-name="T1">to a react application. </text:span><text:bookmark text:name="ember1853"/><text:span text:style-name="T1">Let's also specify the version as </text:span><text:bookmark text:name="ember1854"/><text:span text:style-name="T1">8.0 </text:span><text:bookmark text:name="ember1855"/><text:span text:style-name="T1">0.1. </text:span><text:bookmark text:name="ember1856"/><text:span text:style-name="T1">These are the current versions at the time </text:span><text:bookmark text:name="ember1857"/><text:span text:style-name="T1">of recording this course. </text:span><text:bookmark text:name="ember1858"/><text:span text:style-name="T1">Or with Redux to it installed, </text:span><text:bookmark text:name="ember1859"/><text:span text:style-name="T1">We can now create a Redux store. </text:span><text:bookmark text:name="ember1860"/><text:span text:style-name="T1">We'll go to the data for that </text:span><text:bookmark text:name="ember1861"/><text:span text:style-name="T1">inside of the SRC directory </text:span><text:bookmark text:name="ember1862"/><text:span text:style-name="T1">and create a file name store dot JS. </text:span><text:bookmark text:name="ember1863"/><text:span text:style-name="T1">In our store dot JS file, </text:span><text:bookmark text:name="ember1864"/><text:span text:style-name="T1">let's start by importing confer </text:span><text:bookmark text:name="ember1865"/><text:span text:style-name="T1">store from Redux tool kit. </text:span><text:bookmark text:name="ember1866"/><text:span text:style-name="T1">Next, we create a variable named store </text:span><text:bookmark text:name="ember1867"/><text:span text:style-name="T1">and as this value, we'll call the </text:span><text:bookmark text:name="ember1868"/><text:span text:style-name="T1">configure store method </text:span><text:bookmark text:name="ember1869"/><text:span text:style-name="T1">which we imported online one. And to pass as an </text:span><text:bookmark text:name="ember1870"/><text:span text:style-name="T1">object as this argument. </text:span><text:bookmark text:name="ember1871"/><text:span text:style-name="T1">This object will contain a key named reducer </text:span><text:bookmark text:name="ember1872"/><text:span text:style-name="T1">where we'll create the payment </text:span><text:bookmark text:name="ember1873"/><text:span text:style-name="T1">user for our application. </text:span><text:bookmark text:name="ember1874"/><text:span text:style-name="T1">We'll put the card reducer </text:span><text:bookmark text:name="ember1875"/><text:span text:style-name="T1">and any other reducer will create </text:span><text:bookmark text:name="ember1876"/><text:span text:style-name="T1">in our application inside this payment reducer. </text:span><text:bookmark text:name="ember1877"/><text:span text:style-name="T1">Let's make our store, </text:span><text:bookmark text:name="ember1878"/><text:span text:style-name="T1">the default exports from the store dot JS file. </text:span><text:bookmark text:name="ember1879"/><text:span text:style-name="T1">Next we'll provide our creator store </text:span><text:bookmark text:name="ember1880"/><text:span text:style-name="T1">to our react application so </text:span><text:bookmark text:name="ember1881"/><text:span text:style-name="T1">that every other components can access it. </text:span><text:bookmark text:name="ember1882"/><text:span text:style-name="T1">Let's open our index of JS file </text:span><text:bookmark text:name="ember1883"/><text:span text:style-name="T1">and start by importing provider from react docs. </text:span><text:bookmark text:name="ember1884"/><text:span text:style-name="T1">Next we'll wrap our app component online nine </text:span><text:bookmark text:name="ember1885"/><text:span text:style-name="T1">inside our Redux provider. </text:span><text:bookmark text:name="ember1886"/><text:span text:style-name="T1">Now we can import a greater </text:span><text:bookmark text:name="ember1887"/><text:span text:style-name="T1">store from the store. </text:span><text:bookmark text:name="ember1888"/><text:span text:style-name="T1">Js file ends provided to our app </text:span><text:bookmark text:name="ember1889"/><text:span text:style-name="T1">using the store prop </text:span><text:bookmark text:name="ember1890"/><text:span text:style-name="T1">in app provider component. </text:span><text:bookmark text:name="ember1891"/><text:span text:style-name="T1">With a store successfully set up, </text:span><text:bookmark text:name="ember1892"/><text:span text:style-name="T1">let's see how to create actions and reducers </text:span><text:bookmark text:name="ember1893"/><text:span text:style-name="T1">so that we can add, remove and update data in it.</text:span></text:p>
      <text:p text:style-name="P8"><text:span text:style-name="T1"/></text:p>
      <text:p text:style-name="P8"><text:span text:style-name="T1"/></text:p>
      <text:p text:style-name="P3"><text:span text:style-name="T1"/></text:p>
      <text:p text:style-name="P3"><text:span text:style-name="T1"/></text:p>
      <text:p text:style-name="P2"><text:span text:style-name="T1"/></text:p>
      <text:p text:style-name="P2"><text:span text:style-name="T1"/></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12T18:05:31.831699266</meta:creation-date>
    <meta:generator>LibreOffice/6.4.7.2$Linux_X86_64 LibreOffice_project/40$Build-2</meta:generator>
    <dc:date>2023-04-12T18:41:50.298558243</dc:date>
    <meta:editing-duration>PT4M21S</meta:editing-duration>
    <meta:editing-cycles>1</meta:editing-cycles>
    <meta:document-statistic meta:table-count="0" meta:image-count="0" meta:object-count="0" meta:page-count="6" meta:paragraph-count="13" meta:word-count="2153" meta:character-count="12116" meta:non-whitespace-character-count="9974"/>
  </office:meta>
</office:document-meta>
</file>